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506cm"/>
    </style:style>
    <style:style style:name="pr4" style:family="presentation" style:parent-style-name="template-outline1">
      <style:graphic-properties draw:stroke="none" draw:fill="none" fo:min-height="13.85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506cm"/>
    </style:style>
    <style:style style:name="pr7" style:family="presentation" style:parent-style-name="template-outline1">
      <style:graphic-properties fo:min-height="13.859cm"/>
    </style:style>
    <style:style style:name="pr8" style:family="presentation" style:parent-style-name="template-outline1">
      <style:graphic-properties draw:auto-grow-height="true" fo:min-height="13.859cm"/>
    </style:style>
    <style:style style:name="co1" style:family="table-column">
      <style:table-column-properties style:column-width="3.149cm" style:use-optimal-column-width="false"/>
    </style:style>
    <style:style style:name="co2" style:family="table-column">
      <style:table-column-properties style:column-width="3.156cm" style:use-optimal-column-width="false"/>
    </style:style>
    <style:style style:name="ro1" style:family="table-row">
      <style:table-row-properties style:row-height="3.216cm"/>
    </style:style>
    <style:style style:name="ro2" style:family="table-row">
      <style:table-row-properties style:row-height="3.218cm"/>
    </style:style>
    <style:style style:name="ce1" style:family="table-cell">
      <style:graphic-properties style:repeat="repeat" draw:textarea-vertical-align="middle"/>
      <style:paragraph-properties fo:text-align="center" fo:border="0.001cm solid #000000"/>
      <style:text-properties fo:color="#ff3366" fo:font-size="22pt" fo:text-shadow="1pt 1pt" fo:font-weight="bold" style:font-size-asian="22pt" style:font-weight-asian="bold" style:font-size-complex="22pt" style:font-weight-complex="bold"/>
    </style:style>
    <style:style style:name="ce2" style:family="table-cell">
      <style:graphic-properties draw:fill="solid" style:repeat="repeat" draw:textarea-vertical-align="middle"/>
      <style:paragraph-properties fo:text-align="end" fo:border="0.001cm solid #000000"/>
      <style:text-properties fo:color="#00dcff" fo:font-size="26pt" fo:text-shadow="1pt 1pt" fo:font-weight="bold" style:font-size-asian="26pt" style:font-weight-asian="bold" style:font-size-complex="26pt" style:font-weight-complex="bold"/>
    </style:style>
    <style:style style:name="ce3" style:family="table-cell">
      <style:graphic-properties style:repeat="repeat" draw:textarea-vertical-align="middle"/>
      <style:paragraph-properties fo:text-align="center" fo:border="0.001cm solid #000000"/>
      <style:text-properties fo:color="#00dcff" fo:font-size="22pt" fo:text-shadow="1pt 1pt" fo:font-weight="bold" style:font-size-asian="22pt" style:font-weight-asian="bold" style:font-size-complex="22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3366"/>
    </style:style>
    <style:style style:name="P7" style:family="paragraph">
      <style:paragraph-properties fo:text-align="center"/>
      <style:text-properties fo:color="#ff3366" fo:font-family="'Liberation Sans'" style:font-family-generic="roman" style:font-pitch="variable" fo:font-size="22pt" fo:text-shadow="1pt 1pt" fo:font-weight="bold" style:letter-kerning="true" style:font-family-asian="'AR PL UMing HK'" style:font-family-generic-asian="system" style:font-pitch-asian="variable" style:font-size-asian="22pt" style:font-weight-asian="bold" style:font-family-complex="'Lohit Hindi'" style:font-family-generic-complex="system" style:font-pitch-complex="variable" style:font-size-complex="22pt" style:font-weight-complex="bold"/>
    </style:style>
    <style:style style:name="P8" style:family="paragraph">
      <style:paragraph-properties fo:text-align="center"/>
      <style:text-properties fo:color="#00dcff" fo:font-family="'Liberation Sans'" style:font-family-generic="roman" style:font-pitch="variable" fo:font-size="22pt" fo:text-shadow="1pt 1pt" fo:font-weight="bold" style:letter-kerning="true" style:font-family-asian="'AR PL UMing HK'" style:font-family-generic-asian="system" style:font-pitch-asian="variable" style:font-size-asian="22pt" style:font-weight-asian="bold" style:font-family-complex="'Lohit Hindi'" style:font-family-generic-complex="system" style:font-pitch-complex="variable" style:font-size-complex="22pt" style:font-weight-complex="bold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style:style style:name="T4" style:family="text">
      <style:text-properties fo:color="#ff3366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style:text-position="super 58%" style:text-overline-style="none" style:text-overline-color="font-color"/>
    </style:style>
    <style:style style:name="T6" style:family="text">
      <style:text-properties style:text-position="0% 100%" style:text-overline-style="none" style:text-overline-color="font-color"/>
    </style:style>
    <style:style style:name="T7" style:family="text">
      <style:text-properties fo:color="#00ff00" style:text-position="super 58%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进制转换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生活中的进制</text:p>
                <text:list>
                  <text:list-item>
                    <text:p>进制对照表</text:p>
                  </text:list-item>
                  <text:list-item>
                    <text:p>进制判断</text:p>
                  </text:list-item>
                </text:list>
              </text:list-item>
              <text:list-item>
                <text:p>进制转换</text:p>
                <text:list>
                  <text:list-item>
                    <text:p>反向取余法</text:p>
                  </text:list-item>
                  <text:list-item>
                    <text:p>乘方</text:p>
                    <text:list>
                      <text:list-item>
                        <text:p>2的乘方表</text:p>
                      </text:list-item>
                    </text:list>
                  </text:list-item>
                  <text:list-item>
                    <text:p>加权求和法</text:p>
                  </text:list-item>
                  <text:list-item>
                    <text:p>二进制变八进制、十六进制简便方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生活中的进制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我们通常使用的是十进制，计算和计数方法都是满十进一</text:p>
              </text:list-item>
              <text:list-item>
                <text:p><text:span text:style-name="T3">满几进一就是几进制</text:span>，比如满2进一就是二进制，满8进一就是八进制等等</text:p>
              </text:list-item>
              <text:list-item>
                <text:p><text:span text:style-name="T3">计算机中常用的几种进制：二进制、八进制、十六进制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进制对照表</text:p>
          </draw:text-box>
        </draw:frame>
        <draw:frame draw:style-name="standard" draw:layer="layout" svg:width="25.198cm" svg:height="12.865cm" svg:x="1.4cm" svg:y="4.914cm" presentation:class="table" presentation:user-transformed="true">
          <table:table table:template-name="green" table:use-first-row-styles="true" table:use-first-column-styles="true" table:use-banding-column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<text:span text:style-name="T4">十进制</text:span>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7</text:p>
              </table:table-cell>
              <table:table-cell>
                <text:p text:style-name="P7">8</text:p>
              </table:table-cell>
              <table:table-cell>
                <text:p text:style-name="P7">10</text:p>
              </table:table-cell>
              <table:table-cell>
                <text:p text:style-name="P7">16</text:p>
              </table:table-cell>
            </table:table-row>
            <table:table-row table:style-name="ro1" table:default-cell-style-name="ce2">
              <table:table-cell table:style-name="ce3">
                <text:p text:style-name="P7">二进制</text:p>
              </table:table-cell>
              <table:table-cell>
                <text:p text:style-name="P8">0</text:p>
              </table:table-cell>
              <table:table-cell>
                <text:p text:style-name="P8">1</text:p>
              </table:table-cell>
              <table:table-cell>
                <text:p text:style-name="P8">10</text:p>
              </table:table-cell>
              <table:table-cell>
                <text:p text:style-name="P8">111</text:p>
              </table:table-cell>
              <table:table-cell>
                <text:p text:style-name="P8">1000</text:p>
              </table:table-cell>
              <table:table-cell>
                <text:p text:style-name="P8">1010</text:p>
              </table:table-cell>
              <table:table-cell>
                <text:p text:style-name="P8">10000</text:p>
              </table:table-cell>
            </table:table-row>
            <table:table-row table:style-name="ro1" table:default-cell-style-name="ce2">
              <table:table-cell table:style-name="ce3">
                <text:p text:style-name="P7">八进制</text:p>
              </table:table-cell>
              <table:table-cell>
                <text:p text:style-name="P8">0</text:p>
              </table:table-cell>
              <table:table-cell>
                <text:p text:style-name="P8">1</text:p>
              </table:table-cell>
              <table:table-cell>
                <text:p text:style-name="P8">2</text:p>
              </table:table-cell>
              <table:table-cell>
                <text:p text:style-name="P8">7</text:p>
              </table:table-cell>
              <table:table-cell>
                <text:p text:style-name="P8">10</text:p>
              </table:table-cell>
              <table:table-cell>
                <text:p text:style-name="P8">12</text:p>
              </table:table-cell>
              <table:table-cell>
                <text:p text:style-name="P8">20</text:p>
              </table:table-cell>
            </table:table-row>
            <table:table-row table:style-name="ro2" table:default-cell-style-name="ce2">
              <table:table-cell table:style-name="ce3">
                <text:p text:style-name="P7">十六</text:p>
                <text:p text:style-name="P7">进制</text:p>
              </table:table-cell>
              <table:table-cell>
                <text:p text:style-name="P8">0</text:p>
              </table:table-cell>
              <table:table-cell>
                <text:p text:style-name="P8">1</text:p>
              </table:table-cell>
              <table:table-cell>
                <text:p text:style-name="P8">2</text:p>
              </table:table-cell>
              <table:table-cell>
                <text:p text:style-name="P8">7</text:p>
              </table:table-cell>
              <table:table-cell>
                <text:p text:style-name="P8">8</text:p>
              </table:table-cell>
              <table:table-cell>
                <text:p text:style-name="P8">A</text:p>
              </table:table-cell>
              <table:table-cell>
                <text:p text:style-name="P8">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进制判断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下列数字不可能是几进制，为什么？（在二进制、八进制、十进制、十六进制中选择）</text:p>
              </text:list-item>
              <text:list-item>
                <text:p>1002</text:p>
              </text:list-item>
              <text:list-item>
                <text:p>F322</text:p>
              </text:list-item>
              <text:list-item>
                <text:p>1080</text:p>
              </text:list-item>
              <text:list-item>
                <text:p>11</text:p>
              </text:list-item>
              <text:list-item>
                <text:p>379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>
            <draw:text-box>
              <text:p>N进制，每个数位上最大到N-1，不能超过。</text:p>
            </draw:text-box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反向取余法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十进制数字 ——&gt; 其他进制数字</text:p>
              </text:list-item>
              <text:list-item>
                <text:p>步骤</text:p>
                <text:list>
                  <text:list-item>
                    <text:p>几进制除数就是几</text:p>
                  </text:list-item>
                  <text:list-item>
                    <text:p>每次记录余数和商，商作为下一次的被除数</text:p>
                  </text:list-item>
                  <text:list-item>
                    <text:p>将所有余数按相反的顺序记录就是结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乘方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相同加数加法的简便运算是乘法：</text:p>
                <text:list>
                  <text:list-item>
                    <text:p>2 + 2 + 2 + 2 = 2 * 4</text:p>
                  </text:list-item>
                  <text:list-item>
                    <text:p>计算机编程中的*是乘号的意思</text:p>
                  </text:list-item>
                </text:list>
              </text:list-item>
              <text:list-item>
                <text:p>相同因数的乘法呢？</text:p>
                <text:list>
                  <text:list-item>
                    <text:p>2 * 2 * 2 * 2 <text:s/>= ？</text:p>
                  </text:list-item>
                </text:list>
              </text:list-item>
              <text:list-item>
                <text:p>写法和读法</text:p>
                <text:list>
                  <text:list-item>
                    <text:p>数学：2<text:span text:style-name="T5">4 </text:span><text:span text:style-name="T6">（读作：二的四次方，或二的四次幂）</text:span></text:p>
                  </text:list-item>
                  <text:list-item>
                    <text:p><text:span text:style-name="T6">QB</text:span><text:span text:style-name="T6">程序中：</text:span><text:span text:style-name="T6">2 ^ 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>
            <draw:text-box>
              <text:p>乘法是加数相同的加法的简便写法。</text:p>
              <text:p>乘方是因数相同的乘法的简便写法。</text:p>
            </draw:text-box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2的乘方表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请计算</text:span><text:span text:style-name="T3">2</text:span><text:span text:style-name="T7">1</text:span><text:span text:style-name="T3">~2</text:span><text:span text:style-name="T7">10</text:span><text:span text:style-name="T3">结果分别是多少？</text:span></text:p>
              </text:list-item>
              <text:list-item>
                <text:p>把这些算式对应的结果背下来</text:p>
              </text:list-item>
              <text:list-item>
                <text:p><text:span text:style-name="T3">通常，我们把某数字的</text:span><text:span text:style-name="T3">2</text:span><text:span text:style-name="T3">次方称为它的平方；将某数字的</text:span><text:span text:style-name="T3">3</text:span><text:span text:style-name="T3">次方成为它的立方</text:span></text:p>
              </text:list-item>
              <text:list-item>
                <text:p>想一想，2<text:span text:style-name="T8">0</text:span>结果是多少？</text:p>
              </text:list-item>
              <text:list-item>
                <text:p>任何数字的0次方都得1，<text:span text:style-name="T3">n</text:span><text:span text:style-name="T7">0</text:span><text:span text:style-name="T3"> = 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加权求和法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十进制数字 &lt; —— 其他进制数字</text:p>
              </text:list-item>
              <text:list-item>
                <text:p>步骤：</text:p>
                <text:list>
                  <text:list-item>
                    <text:p>由最低位，给每位从0开始标数字</text:p>
                  </text:list-item>
                  <text:list-item>
                    <text:p>几进制权的底数就是几</text:p>
                  </text:list-item>
                  <text:list-item>
                    <text:p>权的指数是刚才标的数字</text:p>
                  </text:list-item>
                  <text:list-item>
                    <text:p>权和本位数字相乘，所有乘积的和就是结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二进制变八进制、十六进制简便方法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这种方法叫做8421码（对于八进制是421码）</text:p>
              </text:list-item>
              <text:list-item>
                <text:p>二进制 ——&gt; 十六进制</text:p>
                <text:list>
                  <text:list-item>
                    <text:p>右起四位二进制数字为一组，每组标上8421四个数字</text:p>
                  </text:list-item>
                  <text:list-item>
                    <text:p>将每组二进制数字1对应的数字相加</text:p>
                  </text:list-item>
                </text:list>
              </text:list-item>
              <text:list-item>
                <text:p>二进制 ——&gt; 八进制</text:p>
                <text:list>
                  <text:list-item>
                    <text:p>方法同上，不过每三位数字一组，每组标上42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生活中的进制</text:p>
                <text:list>
                  <text:list-item>
                    <text:p>进制对照表</text:p>
                  </text:list-item>
                  <text:list-item>
                    <text:p>进制判断</text:p>
                  </text:list-item>
                </text:list>
              </text:list-item>
              <text:list-item>
                <text:p>进制转换</text:p>
                <text:list>
                  <text:list-item>
                    <text:p>反向取余法</text:p>
                  </text:list-item>
                  <text:list-item>
                    <text:p>乘方</text:p>
                    <text:list>
                      <text:list-item>
                        <text:p>2的乘方表</text:p>
                      </text:list-item>
                    </text:list>
                  </text:list-item>
                  <text:list-item>
                    <text:p>加权求和法</text:p>
                  </text:list-item>
                  <text:list-item>
                    <text:p>二进制变八进制、十六进制简便方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8-14T09:08:03</meta:creation-date>
    <dc:language>fi-FI</dc:language>
    <meta:editing-cycles>25</meta:editing-cycles>
    <meta:editing-duration>PT2H45M24S</meta:editing-duration>
    <meta:initial-creator>Richard Ma</meta:initial-creator>
    <dc:date>2011-09-26T13:08:39</dc:date>
    <dc:creator>Richard Ma</dc:creator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